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Projet génér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oir le détail des séries et ses épisodes</text:p>
          </table:table-cell>
          <table:table-cell table:style-name="ce1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scription sur le site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chercher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jouter des séries</text:p>
          </table:table-cell>
          <table:table-cell table:style-name="ce1" office:value-type="string" calcext:value-type="string">
            <text:p>C, K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Voir le détail d’un épisode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ritique de série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Marquage des séries déjà vue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avoris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Wall</text:p>
          </table:table-cell>
          <table:table-cell table:style-name="ce1" office:value-type="string" calcext:value-type="string">
            <text:p>H, F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Gestion de compte</text:p>
          </table:table-cell>
          <table:table-cell table:style-name="ce1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roit des modérateurs</text:p>
          </table:table-cell>
          <table:table-cell table:style-name="ce1"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odification des séries</text:p>
          </table:table-cell>
          <table:table-cell table:style-name="ce1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oit des administrateur</text:p>
          </table:table-cell>
          <table:table-cell table:style-name="ce1"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Forum</text:p>
          </table:table-cell>
          <table:table-cell table:style-name="ce1" office:value-type="string" calcext:value-type="string">
            <text:p>K,M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 table:number-rows-repeated="13">
          <table:table-cell table:style-name="Default"/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2:48:54.534124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2-06T13:21:18.505916327</dc:date>
    <meta:editing-duration>PT1H23M41S</meta:editing-duration>
    <meta:editing-cycles>13</meta:editing-cycles>
    <meta:document-statistic meta:table-count="1" meta:cell-count="47" meta:object-count="0"/>
  </office:meta>
</office:document-meta>
</file>